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6pt" officeooo:rsid="0006595d" officeooo:paragraph-rsid="0006595d" style:font-size-asian="14pt" style:font-size-complex="16pt"/>
    </style:style>
    <style:style style:name="P2" style:family="paragraph" style:parent-style-name="Standard">
      <style:text-properties fo:font-size="12pt" officeooo:rsid="000abfa7" officeooo:paragraph-rsid="000abfa7" style:font-size-asian="10.5pt" style:font-size-complex="12pt"/>
    </style:style>
    <style:style style:name="P3" style:family="paragraph" style:parent-style-name="Standard" style:list-style-name="L1">
      <style:text-properties officeooo:paragraph-rsid="000d0bef"/>
    </style:style>
    <style:style style:name="P4" style:family="paragraph" style:parent-style-name="Standard" style:list-style-name="L1">
      <style:text-properties fo:font-size="12pt" officeooo:rsid="0006595d" officeooo:paragraph-rsid="0006595d" style:font-size-asian="10.5pt" style:font-size-complex="12pt"/>
    </style:style>
    <style:style style:name="P5" style:family="paragraph" style:parent-style-name="Standard" style:list-style-name="L1">
      <style:text-properties fo:font-size="12pt" officeooo:rsid="0006f840" officeooo:paragraph-rsid="0006f840" style:font-size-asian="10.5pt" style:font-size-complex="12pt"/>
    </style:style>
    <style:style style:name="P6" style:family="paragraph" style:parent-style-name="Standard" style:list-style-name="L1">
      <style:text-properties fo:font-size="12pt" officeooo:rsid="00080167" officeooo:paragraph-rsid="00080167" style:font-size-asian="10.5pt" style:font-size-complex="12pt"/>
    </style:style>
    <style:style style:name="P7" style:family="paragraph" style:parent-style-name="Standard" style:list-style-name="L1">
      <style:text-properties fo:font-size="12pt" officeooo:rsid="0008d333" officeooo:paragraph-rsid="0008d333" style:font-size-asian="10.5pt" style:font-size-complex="12pt"/>
    </style:style>
    <style:style style:name="P8" style:family="paragraph" style:parent-style-name="Standard" style:list-style-name="L1">
      <style:text-properties fo:font-size="12pt" officeooo:rsid="0009d375" officeooo:paragraph-rsid="0009d375" style:font-size-asian="10.5pt" style:font-size-complex="12pt"/>
    </style:style>
    <style:style style:name="P9" style:family="paragraph" style:parent-style-name="Standard" style:list-style-name="L1">
      <style:text-properties fo:font-size="12pt" officeooo:rsid="000abfa7" officeooo:paragraph-rsid="000abfa7" style:font-size-asian="10.5pt" style:font-size-complex="12pt"/>
    </style:style>
    <style:style style:name="P10" style:family="paragraph" style:parent-style-name="Standard" style:list-style-name="L1">
      <style:text-properties fo:font-size="12pt" officeooo:rsid="000abfa7" officeooo:paragraph-rsid="000dc041" style:font-size-asian="10.5pt" style:font-size-complex="12pt"/>
    </style:style>
    <style:style style:name="P11" style:family="paragraph" style:parent-style-name="Standard" style:list-style-name="L1">
      <style:text-properties fo:font-size="12pt" officeooo:rsid="0008c548" officeooo:paragraph-rsid="00122a7b" style:font-size-asian="10.5pt" style:font-size-complex="12pt"/>
    </style:style>
    <style:style style:name="P12" style:family="paragraph" style:parent-style-name="Standard" style:list-style-name="L1">
      <style:text-properties fo:color="#000000" style:text-outline="false" style:text-line-through-style="none" style:text-line-through-type="none" style:font-name="Calibri" fo:font-size="10.5pt" fo:font-style="normal" fo:text-shadow="none" style:text-underline-style="none" fo:font-weight="normal" officeooo:rsid="000bd20d" officeooo:paragraph-rsid="000bd20d" style:font-size-asian="10.5pt" style:font-style-asian="normal" style:font-weight-asian="normal" style:font-size-complex="12pt" style:text-emphasize="none"/>
    </style:style>
    <style:style style:name="P13" style:family="paragraph" style:parent-style-name="Standard" style:list-style-name="L1">
      <style:text-properties fo:color="#000000" style:text-outline="false" style:text-line-through-style="none" style:text-line-through-type="none" style:font-name="Calibri" fo:font-size="10.5pt" fo:font-style="normal" fo:text-shadow="none" style:text-underline-style="none" fo:font-weight="normal" officeooo:rsid="000ce47a" officeooo:paragraph-rsid="000ce47a" style:font-size-asian="10.5pt" style:font-style-asian="normal" style:font-weight-asian="normal" style:font-size-complex="12pt" style:text-emphasize="none"/>
    </style:style>
    <style:style style:name="P14" style:family="paragraph" style:parent-style-name="Standard" style:list-style-name="L1">
      <style:text-properties fo:color="#000000" style:text-outline="false" style:text-line-through-style="none" style:text-line-through-type="none" style:font-name="Calibri" fo:font-size="10.5pt" fo:font-style="normal" fo:text-shadow="none" style:text-underline-style="none" fo:font-weight="normal" officeooo:rsid="0008dcc7" officeooo:paragraph-rsid="0013419a" style:font-size-asian="10.5pt" style:font-style-asian="normal" style:font-weight-asian="normal" style:font-size-complex="12pt" style:text-emphasize="none"/>
    </style:style>
    <style:style style:name="P15" style:family="paragraph" style:parent-style-name="Standard" style:list-style-name="L1">
      <style:text-properties fo:color="#000000" style:text-outline="false" style:text-line-through-style="none" style:text-line-through-type="none" style:font-name="Calibri" fo:font-size="12.5pt" fo:font-style="normal" fo:text-shadow="none" style:text-underline-style="none" fo:font-weight="normal" officeooo:rsid="000d69fc" officeooo:paragraph-rsid="0013419a" style:font-size-asian="12.5pt" style:font-style-asian="normal" style:font-weight-asian="normal" style:text-emphasize="none"/>
    </style:style>
    <style:style style:name="P16" style:family="paragraph" style:parent-style-name="Standard" style:list-style-name="L1">
      <style:text-properties fo:color="#000000" style:text-outline="false" style:text-line-through-style="none" style:text-line-through-type="none" style:font-name="Calibri" fo:font-size="12.5pt" fo:font-style="normal" fo:text-shadow="none" style:text-underline-style="none" fo:font-weight="normal" officeooo:rsid="0013c187" officeooo:paragraph-rsid="0013419a" style:font-size-asian="12.5pt" style:font-style-asian="normal" style:font-weight-asian="normal" style:text-emphasize="none"/>
    </style:style>
    <style:style style:name="P17" style:family="paragraph" style:parent-style-name="Standard" style:list-style-name="L1">
      <style:text-properties fo:color="#000000" style:text-outline="false" style:text-line-through-style="none" style:text-line-through-type="none" style:font-name="Calibri" fo:font-size="12.5pt" fo:font-style="normal" fo:text-shadow="none" style:text-underline-style="none" fo:font-weight="normal" officeooo:rsid="0008dcc7" officeooo:paragraph-rsid="0013419a" style:font-size-asian="12.5pt" style:font-style-asian="normal" style:font-weight-asian="normal" style:text-emphasize="none"/>
    </style:style>
    <style:style style:name="P18" style:family="paragraph" style:parent-style-name="Standard" style:list-style-name="L1">
      <style:text-properties fo:color="#000000" style:text-outline="false" style:text-line-through-style="none" style:text-line-through-type="none" style:font-name="Calibri" fo:font-size="12.5pt" fo:font-style="normal" fo:text-shadow="none" style:text-underline-style="none" fo:font-weight="normal" officeooo:rsid="0016d47a" officeooo:paragraph-rsid="0013419a" style:font-size-asian="12.5pt" style:font-style-asian="normal" style:font-weight-asian="normal" style:text-emphasize="none"/>
    </style:style>
    <style:style style:name="P19" style:family="paragraph" style:parent-style-name="Standard" style:list-style-name="L1">
      <style:text-properties fo:color="#000000" style:text-outline="false" style:text-line-through-style="none" style:text-line-through-type="none" style:font-name="Calibri" fo:font-size="12.5pt" fo:font-style="normal" fo:text-shadow="none" style:text-underline-style="none" fo:font-weight="normal" officeooo:rsid="001831df" officeooo:paragraph-rsid="0013419a" style:font-size-asian="12.5pt" style:font-style-asian="normal" style:font-weight-asian="normal" style:text-emphasize="none"/>
    </style:style>
    <style:style style:name="P20" style:family="paragraph" style:parent-style-name="Standard" style:list-style-name="L1">
      <style:text-properties fo:color="#000000" style:text-outline="false" style:text-line-through-style="none" style:text-line-through-type="none" style:font-name="Calibri" fo:font-size="12.5pt" fo:font-style="normal" fo:text-shadow="none" style:text-underline-style="none" fo:font-weight="normal" officeooo:rsid="000e4447" officeooo:paragraph-rsid="0013419a" style:font-size-asian="12.5pt" style:font-style-asian="normal" style:font-weight-asian="normal" style:text-emphasize="none"/>
    </style:style>
    <style:style style:name="P21" style:family="paragraph" style:parent-style-name="Standard" style:list-style-name="L1">
      <style:text-properties fo:color="#000000" style:text-outline="false" style:text-line-through-style="none" style:text-line-through-type="none" style:font-name="Calibri" fo:font-size="12.5pt" fo:font-style="normal" fo:text-shadow="none" style:text-underline-style="none" fo:font-weight="normal" officeooo:rsid="0008dcc7" officeooo:paragraph-rsid="0013419a" style:font-size-asian="12.5pt" style:font-style-asian="normal" style:font-weight-asian="normal" style:font-size-complex="12pt" style:text-emphasize="none"/>
    </style:style>
    <style:style style:name="P22" style:family="paragraph" style:parent-style-name="Standard" style:list-style-name="L1">
      <style:text-properties fo:color="#000000" style:text-outline="false" style:text-line-through-style="none" style:text-line-through-type="none" style:font-name="Calibri" fo:font-size="12.5pt" fo:font-style="normal" fo:text-shadow="none" style:text-underline-style="none" fo:font-weight="normal" officeooo:rsid="000d69fc" officeooo:paragraph-rsid="0013419a" fo:background-color="transparent" style:font-size-asian="12.5pt" style:font-style-asian="normal" style:font-weight-asian="normal" style:text-emphasize="none"/>
    </style:style>
    <style:style style:name="P23" style:family="paragraph" style:parent-style-name="Standard" style:list-style-name="L1">
      <style:text-properties fo:color="#000000" style:text-outline="false" style:text-line-through-style="none" style:text-line-through-type="none" style:font-name="Calibri" fo:font-size="12.5pt" fo:font-style="normal" fo:text-shadow="none" style:text-underline-style="none" fo:font-weight="normal" officeooo:rsid="0013c187" officeooo:paragraph-rsid="0013419a" fo:background-color="transparent" style:font-size-asian="12.5pt" style:font-style-asian="normal" style:font-weight-asian="normal" style:text-emphasize="none"/>
    </style:style>
    <style:style style:name="P24" style:family="paragraph" style:parent-style-name="Standard" style:list-style-name="L1">
      <style:text-properties officeooo:rsid="00098b68" officeooo:paragraph-rsid="0013419a"/>
    </style:style>
    <style:style style:name="P25" style:family="paragraph" style:parent-style-name="Standard" style:list-style-name="L1">
      <style:text-properties officeooo:rsid="000e4447" officeooo:paragraph-rsid="0013419a"/>
    </style:style>
    <style:style style:name="P26" style:family="paragraph" style:parent-style-name="Standard" style:list-style-name="L1">
      <style:text-properties officeooo:rsid="0011800d" officeooo:paragraph-rsid="0013419a"/>
    </style:style>
    <style:style style:name="P27" style:family="paragraph" style:parent-style-name="Standard" style:list-style-name="L1">
      <style:text-properties officeooo:rsid="000c1d63" officeooo:paragraph-rsid="0013419a" fo:background-color="transparent"/>
    </style:style>
    <style:style style:name="T1" style:family="text">
      <style:text-properties officeooo:rsid="0009d375"/>
    </style:style>
    <style:style style:name="T2" style:family="text">
      <style:text-properties officeooo:rsid="000abfa7"/>
    </style:style>
    <style:style style:name="T3" style:family="text">
      <style:text-properties fo:color="#000000" style:text-outline="false" style:text-line-through-style="none" style:text-line-through-type="none" style:font-name="Calibri" fo:font-size="10.5pt" fo:font-style="normal" fo:text-shadow="none" style:text-underline-style="none" fo:font-weight="normal" style:font-style-asian="normal" style:font-weight-asian="normal" style:text-emphasize="none"/>
    </style:style>
    <style:style style:name="T4" style:family="text">
      <style:text-properties fo:color="#000000" style:text-outline="false" style:text-line-through-style="none" style:text-line-through-type="none" style:font-name="Calibri" fo:font-size="10.5pt" fo:font-style="normal" fo:text-shadow="none" style:text-underline-style="none" fo:font-weight="normal" style:font-size-asian="10.5pt" style:font-style-asian="normal" style:font-weight-asian="normal" style:text-emphasize="none"/>
    </style:style>
    <style:style style:name="T5" style:family="text">
      <style:text-properties fo:color="#000000" style:text-outline="false" style:text-line-through-style="none" style:text-line-through-type="none" style:font-name="Calibri" fo:font-size="10.5pt" fo:font-style="normal" fo:text-shadow="none" style:text-underline-style="none" fo:font-weight="normal" officeooo:rsid="000d0bef" style:font-size-asian="10.5pt" style:font-style-asian="normal" style:font-weight-asian="normal" style:text-emphasize="none"/>
    </style:style>
    <style:style style:name="T6" style:family="text">
      <style:text-properties fo:color="#000000" style:text-outline="false" style:text-line-through-style="none" style:text-line-through-type="none" style:font-name="Calibri" fo:font-size="10.5pt" fo:font-style="normal" fo:text-shadow="none" style:text-underline-style="none" fo:font-weight="normal" officeooo:rsid="000d0bef" style:font-size-asian="10.5pt" style:font-style-asian="normal" style:font-weight-asian="normal" style:font-size-complex="12pt" style:text-emphasize="none"/>
    </style:style>
    <style:style style:name="T7" style:family="text">
      <style:text-properties fo:color="#000000" style:text-outline="false" style:text-line-through-style="none" style:text-line-through-type="none" style:font-name="Calibri" fo:font-style="normal" fo:text-shadow="none" style:text-underline-style="none" fo:font-weight="normal" style:font-size-asian="12pt" style:font-style-asian="normal" style:font-weight-asian="normal" style:text-emphasize="none"/>
    </style:style>
    <style:style style:name="T8" style:family="text">
      <style:text-properties fo:color="#000000" style:text-outline="false" style:text-line-through-style="none" style:text-line-through-type="none" style:font-name="Calibri" fo:font-size="12.5pt" fo:font-style="normal" fo:text-shadow="none" style:text-underline-style="none" fo:font-weight="normal" style:font-size-asian="12.5pt" style:font-style-asian="normal" style:font-weight-asian="normal" style:text-emphasize="none"/>
    </style:style>
    <style:style style:name="T9" style:family="text">
      <style:text-properties fo:color="#000000" style:text-outline="false" style:text-line-through-style="none" style:text-line-through-type="none" style:font-name="Calibri" fo:font-size="12.5pt" fo:font-style="normal" fo:text-shadow="none" style:text-underline-style="none" fo:font-weight="normal" officeooo:rsid="000c1d63" style:font-size-asian="12.5pt" style:font-style-asian="normal" style:font-weight-asian="normal" style:text-emphasize="none"/>
    </style:style>
    <style:style style:name="T10" style:family="text">
      <style:text-properties fo:color="#000000" style:text-outline="false" style:text-line-through-style="none" style:text-line-through-type="none" style:font-name="Calibri" fo:font-size="12.5pt" fo:font-style="normal" fo:text-shadow="none" style:text-underline-style="none" fo:font-weight="normal" officeooo:rsid="000d69fc" style:font-size-asian="12.5pt" style:font-style-asian="normal" style:font-weight-asian="normal" style:text-emphasize="none"/>
    </style:style>
    <style:style style:name="T11" style:family="text">
      <style:text-properties fo:color="#000000" style:text-outline="false" style:text-line-through-style="none" style:text-line-through-type="none" style:font-name="Calibri" fo:font-size="12.5pt" fo:font-style="normal" fo:text-shadow="none" style:text-underline-style="none" fo:font-weight="normal" officeooo:rsid="0015130e" style:font-size-asian="12.5pt" style:font-style-asian="normal" style:font-weight-asian="normal" style:text-emphasize="none"/>
    </style:style>
    <style:style style:name="T12" style:family="text"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text-emphasize="none"/>
    </style:style>
    <style:style style:name="T13" style:family="text">
      <style:text-properties fo:color="#0000ff" style:text-outline="false" style:text-line-through-style="none" style:text-line-through-type="none" style:font-name="Calibri" fo:font-size="10.5pt" fo:font-style="normal" fo:text-shadow="none" style:text-underline-style="none" fo:font-weight="normal" style:font-style-asian="normal" style:font-weight-asian="normal" style:text-emphasize="none"/>
    </style:style>
    <style:style style:name="T14" style:family="text">
      <style:text-properties fo:color="#0000ff" style:text-outline="false" style:text-line-through-style="none" style:text-line-through-type="none" style:font-name="Calibri" fo:font-size="10.5pt" fo:font-style="normal" fo:text-shadow="none" style:text-underline-style="none" fo:font-weight="normal" style:font-size-asian="10.5pt" style:font-style-asian="normal" style:font-weight-asian="normal" style:text-emphasize="none"/>
    </style:style>
    <style:style style:name="T15" style:family="text">
      <style:text-properties fo:color="#0000ff" style:text-outline="false" style:text-line-through-style="none" style:text-line-through-type="none" style:font-name="Calibri" fo:font-style="normal" fo:text-shadow="none" style:text-underline-style="none" fo:font-weight="normal" style:font-size-asian="12pt" style:font-style-asian="normal" style:font-weight-asian="normal" style:text-emphasize="none"/>
    </style:style>
    <style:style style:name="T16" style:family="text">
      <style:text-properties fo:color="#ff0000" style:text-outline="false" style:text-line-through-style="none" style:text-line-through-type="none" style:font-name="Calibri" fo:font-size="10.5pt" fo:font-style="normal" fo:text-shadow="none" style:text-underline-style="none" fo:font-weight="normal" style:font-style-asian="normal" style:font-weight-asian="normal" style:text-emphasize="none"/>
    </style:style>
    <style:style style:name="T17" style:family="text">
      <style:text-properties fo:color="#ff0000" style:text-outline="false" style:text-line-through-style="none" style:text-line-through-type="none" style:font-name="Calibri" fo:font-size="10.5pt" fo:font-style="normal" fo:text-shadow="none" style:text-underline-style="none" fo:font-weight="normal" style:font-size-asian="10.5pt" style:font-style-asian="normal" style:font-weight-asian="normal" style:text-emphasize="none"/>
    </style:style>
    <style:style style:name="T18" style:family="text">
      <style:text-properties officeooo:rsid="000d961c"/>
    </style:style>
    <style:style style:name="T19" style:family="text">
      <style:text-properties officeooo:rsid="000dc041"/>
    </style:style>
    <style:style style:name="T20" style:family="text">
      <style:text-properties officeooo:rsid="0013419a"/>
    </style:style>
    <style:style style:name="T21" style:family="text">
      <style:text-properties officeooo:rsid="00101954"/>
    </style:style>
    <style:style style:name="T22" style:family="text">
      <style:text-properties officeooo:rsid="000e4447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structions for extracting Tournament info</text:p>
      <text:p text:style-name="P1"/>
      <text:list xml:id="list1539730284" text:style-name="L1">
        <text:list-item>
          <text:p text:style-name="P4">In instateam</text:p>
          <text:list>
            <text:list-item>
              <text:p text:style-name="P4">&gt; Events</text:p>
              <text:list>
                <text:list-item>
                  <text:p text:style-name="P4">&gt; Filter</text:p>
                </text:list-item>
                <text:list-item>
                  <text:p text:style-name="P4">Teams &gt;Select All</text:p>
                </text:list-item>
                <text:list-item>
                  <text:p text:style-name="P4">Event Types &gt;All options with tournament in them</text:p>
                </text:list-item>
                <text:list-item>
                  <text:p text:style-name="P11">More → Filter by Date Range : go from August to August</text:p>
                </text:list-item>
                <text:list-item>
                  <text:p text:style-name="P4">&gt;Apply Filter</text:p>
                </text:list-item>
              </text:list>
            </text:list-item>
            <text:list-item>
              <text:p text:style-name="P4">&gt; Export</text:p>
              <text:list>
                <text:list-item>
                  <text:p text:style-name="P4">Export to Excel</text:p>
                </text:list-item>
              </text:list>
            </text:list-item>
          </text:list>
        </text:list-item>
        <text:list-item>
          <text:p text:style-name="P4">On computer go to Downloads File</text:p>
          <text:list>
            <text:list-item>
              <text:p text:style-name="P4">Open Instateam_Events.xls</text:p>
            </text:list-item>
            <text:list-item>
              <text:p text:style-name="P4">Save As leighd2008/firefastpitch/src/components/resetTournaments/Instateam_Events_&lt;today’s date&gt;.ods</text:p>
            </text:list-item>
            <text:list-item>
              <text:p text:style-name="P4">Delete all columns other than: Team, Event Name, Date, Venue.</text:p>
            </text:list-item>
            <text:list-item>
              <text:p text:style-name="P4">Select Venue column</text:p>
              <text:list>
                <text:list-item>
                  <text:p text:style-name="P5">&gt; Data</text:p>
                  <text:list>
                    <text:list-item>
                      <text:p text:style-name="P5">&gt;Text to Columns</text:p>
                      <text:list>
                        <text:list-item>
                          <text:p text:style-name="P5">In dialogue box under Separator Options choose Comma &gt; OK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5">Label column F – City</text:p>
            </text:list-item>
            <text:list-item>
              <text:p text:style-name="P5">Label column G – State</text:p>
            </text:list-item>
            <text:list-item>
              <text:p text:style-name="P5">Manually delete/insert cells to make sure information is in the right column</text:p>
            </text:list-item>
            <text:list-item>
              <text:p text:style-name="P5">Delete “Venue” column</text:p>
            </text:list-item>
            <text:list-item>
              <text:p text:style-name="P6">Select Date column</text:p>
              <text:list>
                <text:list-item>
                  <text:p text:style-name="P6">&gt;Edit</text:p>
                  <text:list>
                    <text:list-item>
                      <text:p text:style-name="P6">&gt;Find &amp; Replace</text:p>
                      <text:list>
                        <text:list-item>
                          <text:p text:style-name="P6">in dialogue box type “,” in Find box</text:p>
                          <text:list>
                            <text:list-item>
                              <text:p text:style-name="P6">&gt;Replace <text:span text:style-name="T18">Al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7">In Event Name column <text:span text:style-name="T1">manually </text:span>delete venue information where it appears</text:p>
            </text:list-item>
            <text:list-item>
              <text:p text:style-name="P8">Delete column with USA in it.</text:p>
            </text:list-item>
            <text:list-item>
              <text:p text:style-name="P8">Select Team column</text:p>
              <text:list>
                <text:list-item>
                  <text:p text:style-name="P8">&gt;Edit</text:p>
                  <text:list>
                    <text:list-item>
                      <text:p text:style-name="P8">&gt;Find &amp; Replace</text:p>
                      <text:list>
                        <text:list-item>
                          <text:p text:style-name="P8">in dialogue box type “FASTPITCH “ in Find box</text:p>
                          <text:list>
                            <text:list-item>
                              <text:p text:style-name="P8">&gt;Replace <text:span text:style-name="T19">All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7"><text:span text:style-name="T8">Find: -* </text:span><text:span text:style-name="T10">(disable regex enable wildcards</text:span><text:span text:style-name="T11">)</text:span></text:p>
                      <text:list>
                        <text:list-item>
                          <text:p text:style-name="P22">Replace All</text:p>
                        </text:list-item>
                      </text:list>
                    </text:list-item>
                    <text:list-item>
                      <text:p text:style-name="P22">Find 2004</text:p>
                      <text:list>
                        <text:list-item>
                          <text:p text:style-name="P22">Replace 18U</text:p>
                        </text:list-item>
                        <text:list-item>
                          <text:p text:style-name="P22">Replace All</text:p>
                        </text:list-item>
                      </text:list>
                    </text:list-item>
                    <text:list-item>
                      <text:p text:style-name="P22">Find 200<text:span text:style-name="T21">6</text:span></text:p>
                      <text:list>
                        <text:list-item>
                          <text:p text:style-name="P22">Replace 16U</text:p>
                        </text:list-item>
                        <text:list-item>
                          <text:p text:style-name="P22">Replace All</text:p>
                        </text:list-item>
                      </text:list>
                    </text:list-item>
                    <text:list-item>
                      <text:p text:style-name="P23">Find FIRE</text:p>
                      <text:list>
                        <text:list-item>
                          <text:p text:style-name="P23">Replace Fire</text:p>
                        </text:list-item>
                        <text:list-item>
                          <text:p text:style-name="P16"><text:soft-page-break/>Replace All</text:p>
                        </text:list-item>
                      </text:list>
                    </text:list-item>
                    <text:list-item>
                      <text:p text:style-name="P21">Removed duplicates,</text:p>
                    </text:list-item>
                  </text:list>
                </text:list-item>
              </text:list>
            </text:list-item>
            <text:list-item>
              <text:p text:style-name="P8">Insert 5 columns after Date Column label Friday, Friday-text, Sunday, Sunday-text, Weekend <text:span text:style-name="T2">(Note: Date needs to be column C)</text:span></text:p>
              <text:list>
                <text:list-item>
                  <text:p text:style-name="P9">put these formula’s into row two in the respective columns</text:p>
                  <text:list>
                    <text:list-item>
                      <text:p text:style-name="P9"><text:span text:style-name="T7">=IF(WEEKDAY(</text:span><text:span text:style-name="T15">C2</text:span><text:span text:style-name="T7">)=5,</text:span><text:span text:style-name="T15">C2</text:span><text:span text:style-name="T7">,IF(WEEKDAY(</text:span><text:span text:style-name="T15">C2</text:span><text:span text:style-name="T7">)=6,</text:span><text:span text:style-name="T15">C2</text:span><text:span text:style-name="T7">,IF(WEEKDAY(</text:span><text:span text:style-name="T15">C2</text:span><text:span text:style-name="T7">)=7,</text:span><text:span text:style-name="T15">C2</text:span><text:span text:style-name="T7">-1,IF(WEEKDAY(</text:span><text:span text:style-name="T15">C2</text:span><text:span text:style-name="T7">)=1,</text:span><text:span text:style-name="T15">C2</text:span><text:span text:style-name="T7">-2))))</text:span></text:p>
                    </text:list-item>
                    <text:list-item>
                      <text:p text:style-name="P10"><text:span text:style-name="T3">=TEXT(</text:span><text:span text:style-name="T13">D2</text:span><text:span text:style-name="T3">, "MM/DD")</text:span></text:p>
                    </text:list-item>
                    <text:list-item>
                      <text:p text:style-name="P9"><text:span text:style-name="T7">=IF(WEEKDAY(</text:span><text:span text:style-name="T15">E2</text:span><text:span text:style-name="T7">)=5,</text:span><text:span text:style-name="T15">E2</text:span><text:span text:style-name="T7">+3,IF(WEEKDAY(</text:span><text:span text:style-name="T15">E2</text:span><text:span text:style-name="T7">)=6,</text:span><text:span text:style-name="T15">E2</text:span><text:span text:style-name="T7">+2))</text:span></text:p>
                    </text:list-item>
                    <text:list-item>
                      <text:p text:style-name="P9"><text:span text:style-name="T3">=TEXT(</text:span><text:span text:style-name="T13">F2</text:span><text:span text:style-name="T3">, "MM/DD")</text:span></text:p>
                    </text:list-item>
                    <text:list-item>
                      <text:p text:style-name="P9"><text:span text:style-name="T3">=CONCATENATE(</text:span><text:span text:style-name="T13">E2</text:span><text:span text:style-name="T3">," - ", </text:span><text:span text:style-name="T16">G2</text:span><text:span text:style-name="T3">)</text:span></text:p>
                    </text:list-item>
                  </text:list>
                </text:list-item>
                <text:list-item>
                  <text:p text:style-name="P12">Copy down to fill columns</text:p>
                </text:list-item>
                <text:list-item>
                  <text:p text:style-name="P14">Copy values in Column <text:span text:style-name="T20">H</text:span>, Paste into Column <text:span text:style-name="T20">L</text:span></text:p>
                </text:list-item>
              </text:list>
            </text:list-item>
            <text:list-item>
              <text:p text:style-name="P3"><text:span text:style-name="T6">In column after State add formula </text:span><text:span text:style-name="T4">=CONCATENATE(</text:span><text:span text:style-name="T14">I2</text:span><text:span text:style-name="T4">,", ", </text:span><text:span text:style-name="T17">J2</text:span><text:span text:style-name="T4">) </text:span><text:span text:style-name="T5">and copy down</text:span></text:p>
            </text:list-item>
          </text:list>
        </text:list-item>
        <text:list-item>
          <text:p text:style-name="P13">For manually adding tournaments, sort by Team and Event Name</text:p>
          <text:list>
            <text:list-item>
              <text:p text:style-name="P13">Go to firebase and enter information</text:p>
            </text:list-item>
          </text:list>
        </text:list-item>
        <text:list-item>
          <text:p text:style-name="P19">Change column heading Event Name to Event</text:p>
        </text:list-item>
        <text:list-item>
          <text:p text:style-name="P20">Delete columns</text:p>
          <text:list>
            <text:list-item>
              <text:p text:style-name="P24">Friday<text:tab/></text:p>
            </text:list-item>
            <text:list-item>
              <text:p text:style-name="P24">Friday-text<text:tab/></text:p>
            </text:list-item>
            <text:list-item>
              <text:p text:style-name="P24">Sunday<text:tab/></text:p>
            </text:list-item>
            <text:list-item>
              <text:p text:style-name="P24">Sunday-text<text:tab/></text:p>
            </text:list-item>
            <text:list-item>
              <text:p text:style-name="P24">Weekend <text:span text:style-name="T22">(first one)</text:span><text:tab/></text:p>
            </text:list-item>
          </text:list>
        </text:list-item>
        <text:list-item>
          <text:p text:style-name="P25">Save as csv</text:p>
          <text:list>
            <text:list-item>
              <text:p text:style-name="P25">in home → firefastpitch</text:p>
            </text:list-item>
            <text:list-item>
              <text:p text:style-name="P26">field delimiter → {tab}</text:p>
            </text:list-item>
          </text:list>
          <text:p text:style-name="P25"/>
        </text:list-item>
      </text:list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835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25T08:32:45.175094255</meta:creation-date>
    <meta:editing-duration>PT7H30M34S</meta:editing-duration>
    <meta:editing-cycles>6</meta:editing-cycles>
    <meta:generator>LibreOffice/6.4.7.2$Linux_X86_64 LibreOffice_project/40$Build-2</meta:generator>
    <dc:date>2022-09-21T13:21:31.667156018</dc:date>
    <dc:creator>Diane Leigh</dc:creator>
    <meta:document-statistic meta:table-count="0" meta:image-count="0" meta:object-count="0" meta:page-count="2" meta:paragraph-count="68" meta:word-count="359" meta:character-count="2060" meta:non-whitespace-character-count="1829"/>
  </office:meta>
</office:document-meta>
</file>